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7e755091-25da-431b-b479-60180ef30f15">
              <text:p text:style-name="P8">
    <text:span text:style-name="T9">Ce – </text:span>
    <text:span text:style-name="T13">vdf</text:span>
    <text:span text:style-name="T9">:</text:span>
    <text:span text:style-name="T11"> </text:span>
    <text:span text:style-name="T14">August 2021</text:span>
    <text:span text:style-name="T5"> -</text:span>
    <text:span text:style-name="T4"> </text:span>
    <text:span text:style-name="T6">August 2021</text:span>
  </text:p>
              <text:p text:style-name="P3">epic</text:p>
              <text:p text:style-name="P3"/>
            </text:section>
            <text:section text:style-name="Sect1" text:name="a9cca8a5-4947-4e94-b53e-d756b0c363ab">
              <text:p text:style-name="P8">
    <text:span text:style-name="T9"> – </text:span>
    <text:span text:style-name="T13"/>
    <text:span text:style-name="T9">:</text:span>
    <text:span text:style-name="T11"> </text:span>
    <text:span text:style-name="T14">Mai 2021</text:span>
    <text:span text:style-name="T5"> -</text:span>
    <text:span text:style-name="T4"> </text:span>
    <text:span text:style-name="T6">August 2021</text:span>
  </text:p>
              <text:p text:style-name="P3"/>
              <text:p text:style-name="P3"/>
            </text:section>
            <text:section text:style-name="Sect1" text:name="6871fbb4-14b9-49d2-bb13-b119370ae4e7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ce29e42-1de2-45af-9833-73108ea00a37">
              <text:p text:style-name="P9">
    <text:span text:style-name="T10"> - </text:span>
    <text:span text:style-name="T12"/>
    <text:span text:style-name="T10">:</text:span>
    <text:span text:style-name="T3"> </text:span>
    <text:span text:style-name="T7">August 2021</text:span>
    <text:span text:style-name="T4"> - </text:span>
    <text:span text:style-name="T8">August 2021</text:span>
    <text:span text:style-name="T4"> </text:span>
  </text:p>
              <text:p text:style-name="P4"/>
              <text:p text:style-name="P4"/>
            </text:section>
            <text:section text:style-name="Sect2" text:name="4c61fef5-2c1b-4e23-ad81-a13abeb4bf88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acc8e4d2-b243-42a2-b5cb-aaa1a924b39f">
              <text:p text:style-name="P9">
    <text:span text:style-name="T10">BSC in Psychologie und Logik und Ethik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9cf044d-5aec-44a4-9f27-e797754aa83f">
              <text:p text:style-name="P6"><text:span text:style-name="T17">EDV: </text:span>Word, Excel, Photoshop, Linux, Outlook</text:p>
            </text:section>
            <text:section text:style-name="Sect2" text:name="5e5ae51e-74c8-4611-963b-4f13dfc34f8c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section text:style-name="Sect2" text:name="4a031944-4bf4-40cb-a245-a790b72503f0">
              <text:p text:style-name="P6"><text:span text:style-name="T17">Sprachen und Ethik: </text:span>Deutsch: Muttersprache
<text:line-break/>Französisch: Schriftlich &amp; Mündlich
<text:line-break/>Italienisch: Grundkenntnisse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